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ContextImpl.getVariableNam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ventContextImpl.getScopeInstanc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ContextImpl.EventContextImpl( OScope __scope , Long __scopeInstanceId , OdeInternalInstance __runtim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ContextImpl.getVariableData( String va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